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sweden@130.229.168.1)1&gt; routy:start(stockholm, stockholm).</text:p>
      <text:p text:style-name="Standard">true</text:p>
      <text:p text:style-name="Standard">(sweden@130.229.168.1)2&gt; routy:start(kalmar, kalmar). <text:s text:c="5"/></text:p>
      <text:p text:style-name="Standard">true</text:p>
      <text:p text:style-name="Standard">(sweden@130.229.168.1)3&gt; routy:start(kiruna, kiruna).</text:p>
      <text:p text:style-name="Standard">true</text:p>
      <text:p text:style-name="Standard">(sweden@130.229.168.1)4&gt; routy:start(newMoskov, newMoskov).</text:p>
      <text:p text:style-name="Standard">true</text:p>
      <text:p text:style-name="Standard">(sweden@130.229.168.1)5&gt; routy:start(sweden, sweden).</text:p>
      <text:p text:style-name="Standard">true</text:p>
      <text:p text:style-name="Standard">(sweden@130.229.168.1)6&gt; sweden ! {add, newMoskov, {newMoskov, 'sweden@130.229.168.1'}}.</text:p>
      <text:p text:style-name="Standard">[]=&gt;[{newMoskov,#Ref&lt;0.297613281.1479802882.15149&gt;,{newMoskov,'sweden@130.229.168.1'}}]</text:p>
      <text:p text:style-name="Standard">{add,newMoskov,{newMoskov,'sweden@130.229.168.1'}}</text:p>
      <text:p text:style-name="Standard">(sweden@130.229.168.1)7&gt; sweden ! {status, self()}. </text:p>
      <text:p text:style-name="Standard">{status,&lt;0.67.0&gt;}</text:p>
      <text:p text:style-name="Standard">(sweden@130.229.168.1)8&gt; flush().</text:p>
      <text:p text:style-name="Standard">Shell got {status,{sweden,0,</text:p>
      <text:p text:style-name="Standard"><text:s text:c="26"/>#{sweden =&gt; old},</text:p>
      <text:p text:style-name="Standard"><text:s text:c="26"/>[{newMoskov,#Ref&lt;0.297613281.1479802882.15149&gt;,</text:p>
      <text:p text:style-name="Standard"><text:s text:c="38"/>{newMoskov,'sweden@130.229.168.1'}}],</text:p>
      <text:p text:style-name="Standard"><text:s text:c="26"/>[],[]}}</text:p>
      <text:p text:style-name="Standard">ok</text:p>
      <text:p text:style-name="Standard">(sweden@130.229.168.1)9&gt; kalmar ! {add, newMoskov, {newMoskov, 'sweden@130.229.168.1'}}.</text:p>
      <text:p text:style-name="Standard">[]=&gt;[{newMoskov,#Ref&lt;0.297613281.1479802882.15174&gt;,{newMoskov,'sweden@130.229.168.1'}}]</text:p>
      <text:p text:style-name="Standard">{add,newMoskov,{newMoskov,'sweden@130.229.168.1'}}</text:p>
      <text:p text:style-name="Standard">(sweden@130.229.168.1)10&gt; stockholm ! {add, newMoskov, {newMoskov, 'sweden@130.229.168.1'}}.</text:p>
      <text:p text:style-name="Standard">[]=&gt;[{newMoskov,#Ref&lt;0.297613281.1479802882.15180&gt;,{newMoskov,'sweden@130.229.168.1'}}]</text:p>
      <text:p text:style-name="Standard">{add,newMoskov,{newMoskov,'sweden@130.229.168.1'}}</text:p>
      <text:p text:style-name="Standard">(sweden@130.229.168.1)11&gt; kiruna ! {add, newMoskov, {newMoskov, 'sweden@130.229.168.1'}}. <text:s text:c="2"/></text:p>
      <text:p text:style-name="Standard">[]=&gt;[{newMoskov,#Ref&lt;0.297613281.1479802882.15186&gt;,{newMoskov,'sweden@130.229.168.1'}}]</text:p>
      <text:p text:style-name="Standard">{add,newMoskov,{newMoskov,'sweden@130.229.168.1'}}</text:p>
      <text:p text:style-name="Standard">(sweden@130.229.168.1)12&gt; sweden ! {status, self()}. <text:s text:c="31"/>{status,&lt;0.67.0&gt;}</text:p>
      <text:p text:style-name="Standard">(sweden@130.229.168.1)13&gt; flush(). <text:s text:c="49"/>Shell got {status,{sweden,0,</text:p>
      <text:p text:style-name="Standard"><text:s text:c="26"/>#{sweden =&gt; old},</text:p>
      <text:p text:style-name="Standard"><text:s text:c="26"/>[{newMoskov,#Ref&lt;0.297613281.1479802882.15149&gt;,</text:p>
      <text:p text:style-name="Standard"><text:s text:c="38"/>{newMoskov,'sweden@130.229.168.1'}}],</text:p>
      <text:p text:style-name="Standard"><text:s text:c="26"/>[],[]}}</text:p>
      <text:p text:style-name="Standard">ok</text:p>
      <text:p text:style-name="Standard">(sweden@130.229.168.1)14&gt; sweden ! {add, norway, {norway, 'norway@130.229.152.47'}}. <text:s text:c="7"/></text:p>
      <text:p text:style-name="Standard">{add,norway,{norway,'norway@130.229.152.47'}}</text:p>
      <text:p text:style-name="Standard">[{newMoskov,#Ref&lt;0.297613281.1479802882.15149&gt;,{newMoskov,'sweden@130.229.168.1'}}]=&gt;[{norway,#Ref&lt;0.297613281.1479802882.15222&gt;,{norway,'norway@130.229.152.47'}},{newMoskov,#Ref&lt;0.297613281.1479802882.15149&gt;,{newMoskov,'sweden@130.229.168.1'}}]</text:p>
      <text:p text:style-name="Standard">(sweden@130.229.168.1)15&gt; {norway, 'norway@130.229.152.47'} ! {status, self()}.</text:p>
      <text:p text:style-name="Standard">{status,&lt;0.67.0&gt;}</text:p>
      <text:p text:style-name="Standard">(sweden@130.229.168.1)16&gt; flush().</text:p>
      <text:p text:style-name="Standard">Shell got {status,{norway,0,</text:p>
      <text:p text:style-name="Standard"><text:soft-page-break/><text:s text:c="26"/>[{norway,inf}],</text:p>
      <text:p text:style-name="Standard"><text:s text:c="26"/>[{hell,#Ref&lt;8021.2551012642.2017984515.51892&gt;,</text:p>
      <text:p text:style-name="Standard"><text:s text:c="33"/>{hell,'norway@130.229.152.47'}}],</text:p>
      <text:p text:style-name="Standard"><text:s text:c="26"/>[],[]}}</text:p>
      <text:p text:style-name="Standard">ok</text:p>
      <text:p text:style-name="Standard">(sweden@130.229.168.1)17&gt; newMoskov ! {add, sweden, {sweden, 'sweden@130.229.168.1'}}. <text:s text:c="5"/></text:p>
      <text:p text:style-name="Standard">[]=&gt;[{sweden,#Ref&lt;0.297613281.1479802882.15236&gt;,{sweden,'sweden@130.229.168.1'}}]</text:p>
      <text:p text:style-name="Standard">{add,sweden,{sweden,'sweden@130.229.168.1'}}</text:p>
      <text:p text:style-name="Standard">(sweden@130.229.168.1)18&gt; newMoskov ! {add, kalmar, {kalmar, 'sweden@130.229.168.1'}}.</text:p>
      <text:p text:style-name="Standard">[{sweden,#Ref&lt;0.297613281.1479802882.15236&gt;,{sweden,'sweden@130.229.168.1'}}]=&gt;[{kalmar,#Ref&lt;0.297613281.1479802882.15242&gt;,{kalmar,'sweden@130.229.168.1'}},{sweden,#Ref&lt;0.297613281.1479802882.15236&gt;,{sweden,'sweden@130.229.168.1'}}]</text:p>
      <text:p text:style-name="Standard">{add,kalmar,{kalmar,'sweden@130.229.168.1'}}</text:p>
      <text:p text:style-name="Standard">(sweden@130.229.168.1)19&gt; newMoskov ! {add, stockholm, {stockholm, 'sweden@130.229.168.1'}}.</text:p>
      <text:p text:style-name="Standard">[{kalmar,#Ref&lt;0.297613281.1479802882.15242&gt;,{kalmar,'sweden@130.229.168.1'}},{sweden,#Ref&lt;0.297613281.1479802882.15236&gt;,{sweden,'sweden@130.229.168.1'}}]=&gt;[{stockholm,#Ref&lt;0.297613281.1479802882.15248&gt;,{stockholm,'sweden@130.229.168.1'}},{kalmar,#Ref&lt;0.297613281.1479802882.15242&gt;,{kalmar,'sweden@130.229.168.1'}},{sweden,#Ref&lt;0.297613281.1479802882.15236&gt;,{sweden,'sweden@130.229.168.1'}}]</text:p>
      <text:p text:style-name="Standard">{add,stockholm,{stockholm,'sweden@130.229.168.1'}}</text:p>
      <text:p text:style-name="Standard">(sweden@130.229.168.1)20&gt; newMoskov ! {add, kiruna, {kiruna, 'sweden@130.229.168.1'}}. <text:s text:c="5"/></text:p>
      <text:p text:style-name="Standard">[{stockholm,#Ref&lt;0.297613281.1479802882.15248&gt;,{stockholm,'sweden@130.229.168.1'}},{kalmar,#Ref&lt;0.297613281.1479802882.15242&gt;,{kalmar,'sweden@130.229.168.1'}},{sweden,#Ref&lt;0.297613281.1479802882.15236&gt;,{sweden,'sweden@130.229.168.1'}}]=&gt;[{kiruna,#Ref&lt;0.297613281.1479802882.15254&gt;,{kiruna,'sweden@130.229.168.1'}},{stockholm,#Ref&lt;0.297613281.1479802882.15248&gt;,{stockholm,'sweden@130.229.168.1'}},{kalmar,#Ref&lt;0.297613281.1479802882.15242&gt;,{kalmar,'sweden@130.229.168.1'}},{sweden,#Ref&lt;0.297613281.1479802882.15236&gt;,{sweden,'sweden@130.229.168.1'}}]</text:p>
      <text:p text:style-name="Standard">{add,kiruna,{kiruna,'sweden@130.229.168.1'}}</text:p>
      <text:p text:style-name="Standard">(sweden@130.229.168.1)21&gt; kalmar ! {add, hell, {hell, 'norway@130.229.152.47'}}. <text:s text:c="11"/></text:p>
      <text:p text:style-name="Standard">[{newMoskov,#Ref&lt;0.297613281.1479802882.15174&gt;,{newMoskov,'sweden@130.229.168.1'}}]=&gt;[{hell,#Ref&lt;0.297613281.1479802882.15260&gt;,{hell,'norway@130.229.152.47'}},{newMoskov,#Ref&lt;0.297613281.1479802882.15174&gt;,{newMoskov,'sweden@130.229.168.1'}}]</text:p>
      <text:p text:style-name="Standard">{add,hell,{hell,'norway@130.229.152.47'}}</text:p>
      <text:p text:style-name="Standard">(sweden@130.229.168.1)22&gt; kalmar ! update.</text:p>
      <text:p text:style-name="Standard">update</text:p>
      <text:p text:style-name="Standard">(sweden@130.229.168.1)23&gt; kalmar ! {send, hell, "hello my friend"}.</text:p>
      <text:p text:style-name="Standard">kalmar: routing message ([104,101,108,108,111,32,109,121,32,102,114,105,101,110,100])</text:p>
      <text:p text:style-name="Standard">{send,hell,"hello my friend"}</text:p>
      <text:p text:style-name="Standard">(sweden@130.229.168.1)24&gt; kalmar ! {send, hell, hello_my_friend}. <text:s/></text:p>
      <text:p text:style-name="Standard">kalmar: routing message (hello_my_friend)</text:p>
      <text:p text:style-name="Standard">{send,hell,hello_my_friend}</text:p>
      <text:p text:style-name="Standard">(sweden@130.229.168.1)25&gt; sweden ! {add, turkey, {turkey, 'turkey@130.229.155.244'}}. <text:s text:c="6"/></text:p>
      <text:p text:style-name="Standard">{add,turkey,{turkey,'turkey@130.229.155.244'}}</text:p>
      <text:p text:style-name="Standard"><text:soft-page-break/>[{norway,#Ref&lt;0.297613281.1479802882.15222&gt;,{norway,'norway@130.229.152.47'}},{newMoskov,#Ref&lt;0.297613281.1479802882.15149&gt;,{newMoskov,'sweden@130.229.168.1'}}]=&gt;[{turkey,#Ref&lt;0.297613281.1479802882.15291&gt;,{turkey,'turkey@130.229.155.244'}},{norway,#Ref&lt;0.297613281.1479802882.15222&gt;,{norway,'norway@130.229.152.47'}},{newMoskov,#Ref&lt;0.297613281.1479802882.15149&gt;,{newMoskov,'sweden@130.229.168.1'}}]</text:p>
      <text:p text:style-name="Standard">sweden: exit recived from turkey <text:s text:c="52"/></text:p>
      <text:p text:style-name="Standard">sweden: received message hej from norway <text:s text:c="29"/></text:p>
      <text:p text:style-name="Standard">(sweden@130.229.168.1)26&gt; sweden ! update</text:p>
      <text:p text:style-name="Standard">(sweden@130.229.168.1)26&gt; newMoskov ! update</text:p>
      <text:p text:style-name="Standard">(sweden@130.229.168.1)26&gt; kiruna ! update.</text:p>
      <text:p text:style-name="Standard">* 2: syntax error before: newMoskov</text:p>
      <text:p text:style-name="Standard">(sweden@130.229.168.1)26&gt; sweden ! update. <text:s/></text:p>
      <text:p text:style-name="Standard">update</text:p>
      <text:p text:style-name="Standard">(sweden@130.229.168.1)27&gt; kiruna ! update.</text:p>
      <text:p text:style-name="Standard">update</text:p>
      <text:p text:style-name="Standard">(sweden@130.229.168.1)28&gt; newMoskov ! update.</text:p>
      <text:p text:style-name="Standard">update</text:p>
      <text:p text:style-name="Standard">(sweden@130.229.168.1)29&gt; kalmar ! update.</text:p>
      <text:p text:style-name="Standard">update</text:p>
      <text:p text:style-name="Standard">kalmar: received message allåallåarmen from hell</text:p>
      <text:p text:style-name="Standard">(sweden@130.229.168.1)30&gt; kiruna ! {add, oslo, {oslo, 'norway@130.229.152.47'}}. <text:s text:c="5"/></text:p>
      <text:p text:style-name="Standard">[{newMoskov,#Ref&lt;0.297613281.1479802882.15186&gt;,{newMoskov,'sweden@130.229.168.1'}}]=&gt;[{oslo,#Ref&lt;0.297613281.1479802882.15315&gt;,{oslo,'norway@130.229.152.47'}},{newMoskov,#Ref&lt;0.297613281.1479802882.15186&gt;,{newMoskov,'sweden@130.229.168.1'}}]</text:p>
      <text:p text:style-name="Standard">{add,oslo,{oslo,'norway@130.229.152.47'}}</text:p>
      <text:p text:style-name="Standard">(sweden@130.229.168.1)31&gt; kiruna ! update.</text:p>
      <text:p text:style-name="Standard">update</text:p>
      <text:p text:style-name="Standard">(sweden@130.229.168.1)32&gt; kiruna ! {send, oslo, greetings_from_kiruna}.</text:p>
      <text:p text:style-name="Standard">kiruna: routing message (greetings_from_kiruna)</text:p>
      <text:p text:style-name="Standard">{send,oslo,greetings_from_kiruna}</text:p>
      <text:p text:style-name="Standard">sweden: received message friends_again from norw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5:38:43.834009478</meta:creation-date>
    <dc:date>2017-09-20T15:39:05.955922611</dc:date>
    <meta:editing-duration>PT22S</meta:editing-duration>
    <meta:editing-cycles>1</meta:editing-cycles>
    <meta:generator>LibreOffice/5.4.1.2.0$Linux_X86_64 LibreOffice_project/40m0$Build-2</meta:generator>
    <meta:document-statistic meta:table-count="0" meta:image-count="0" meta:object-count="0" meta:page-count="3" meta:paragraph-count="100" meta:word-count="289" meta:character-count="7010" meta:non-whitespace-character-count="6256"/>
  </office:meta>
</office:document-meta>
</file>